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style:rel-width="100%" table:align="left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au2" style:family="table">
      <style:table-properties style:width="16.999cm" style:rel-width="100%" table:align="left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eau3" style:family="table">
      <style:table-properties style:width="16.999cm" style:rel-width="100%" table:align="left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P1" style:family="paragraph" style:parent-style-name="Standard">
      <style:text-properties officeooo:paragraph-rsid="0002504a"/>
    </style:style>
    <style:style style:name="P2" style:family="paragraph" style:parent-style-name="Standard">
      <style:paragraph-properties>
        <style:tab-stops>
          <style:tab-stop style:position="15.108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5.108cm"/>
        </style:tab-stops>
      </style:paragraph-properties>
      <style:text-properties officeooo:paragraph-rsid="0002504a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able_20_Contents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2504a" style:font-weight-asian="bold" style:font-weight-complex="bold"/>
    </style:style>
    <style:style style:name="T6" style:family="text">
      <style:text-properties officeooo:rsid="0002504a"/>
    </style:style>
    <style:style style:name="T7" style:family="text">
      <style:text-properties style:font-name="arial" fo:font-weight="bold"/>
    </style:style>
    <style:style style:name="T8" style:family="text">
      <style:text-properties fo:font-style="italic"/>
    </style:style>
    <style:style style:name="T9" style:family="text">
      <style:text-properties fo:font-size="6.75pt"/>
    </style:style>
    <style:style style:name="T10" style:family="text">
      <style:text-properties fo:font-size="6.75pt" fo:font-style="italic"/>
    </style:style>
    <style:style style:name="T11" style:family="text">
      <style:text-properties fo:font-size="7.5pt"/>
    </style:style>
    <style:style style:name="T12" style:family="text">
      <style:text-properties fo:font-size="5.2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 but de cet article est double, à savoir. Présenter un nouvel algorithme pour la détection de la terminaison d'un calcul distribué<text:line-break/> et montrer comment il est possible de dériver l'algorithme en plusieurs étapes.<text:line-break/><text:line-break/>Nous considérons N machines, chacune active ou passive. Seules les machines actives envoient ce que l’on appelle des «messages» à d’autres machines.<text:line-break/> la transmission du message est considérée comme instantanée. Après avoir reçu un message, une machine est active. la réception d'un message<text:line-break/> est le seul mécanisme qui déclenche le passage de l'activité à une machine passive. Pour chaque machine, la transition de l'état actif<text:line-break/> à l'état passif peut se produire spontanément.<text:line-break/><text:line-break/>Il découle de ce qui précède que l'état dans lequel toutes les machines sont passives est stable:<text:line-break/>le calcul distribué auquel les messages sont associés est considéré comme terminé.<text:line-break/>Le but de l’algorithme à concevoir est de permettre à l’une des machines, disons la machine n ° 0,<text:line-break/>de détecter que cet état stable a été atteint;<text:line-break/>En outre, il est nécessaire que l'algorithme de détection puisse gérer toute répartition de l'activité au moment où la machine n ° 0 lance l'algorithme<text:line-break/>de détection.<text:line-break/>Par souci de brièveté, nous désignerons le processus par lequel la "sonde" doit détecter la terminaison "la sonde".<text:line-break/>La sonde doit évidemment impliquer, d'une manière ou d'une autre, toutes les autres machines.<text:line-break/> Deux configurations ordonnées se présentent: une étoile (N - l) à pointes avec la machine n ° 0 en son centre ou les N machines disposées en anneau.<text:line-break/><text:line-break/>Comme ce dernier produit moins de trafic de signalisation, nous adoptons la disposition circulaire, plus précisément,<text:line-break/>nous supposons la disponibilité de moyens de communication tels que <text:line-break/>(i) la machine n ° 0 puisse initier la sonde en envoyant un signal à la machine n ° 1. , <text:line-break/>(ii) la machine n ° i + 1 peut propager la sonde autour de la sonnerie en envoyant un signal à la machine n ° i.<text:line-break/> Ces fonctions de signalisation sont supposées disponibles, quelles que soient les fonctions d’envoi de messages.<text:line-break/> Notez que le fait d'être passif (par rapport au calcul distribué proprement dit) n'empêche pas une machine de participer à la signalisation ci-dessus.</text:p>
      <text:p text:style-name="P3"><text:line-break/>La propagation de la sonde autour de celle-ci nous permet de décrire cette sonde comme envoyant un jeton autour de l’anneau.<text:line-break/> Le jeton retourné à la machine n ° 0 sera un élément essentiel de la justification de la conclusion selon laquelle toutes les machines sont passives.<text:line-break/> Comme d'habitude, l'état du système sera capturé par un invariant, dit P.<text:line-break/> Dans la suite, P sera construit en plusieurs étapes, chaque étape consistant en une extension de l'espace d'état considéré et<text:line-break/> en un ajustement approprié de P<text:line-break/><text:line-break/>Dans la suite, t indique le numéro de la machine sur laquelle réside le jeton.<text:line-break/>La sonde se termine par t = 0. Pour commencer, nous résolvons le problème en l’absence de messages:<text:line-break/> dans ce cas, une propagation de la sonde autour de celle-ci nous permet de décrire cette sonde comme un jeton autour de l’anneau.<text:line-break/> Le jeton retourné à la machine n ° 0 sera un élément essentiel de la justification de la conclusion selon laquelle toutes les machines sont passives.<text:line-break/><text:soft-page-break/> Comme d'habitude, l'état du système sera capturé par un invariant, dit P.<text:line-break/> Dans la suite, P sera construit en plusieurs étapes, chaque étape consistant en une extension de l'espace d'états considéré et<text:line-break/> un réglage approprié de la macroscopie active peut devenir passive, mais une machine passive ne peut pas redevenir active.<text:line-break/> La conclusion selon laquelle toutes les machines sont passives doit découler de (i) l'invariant, (ii) t = 0 et (iii)<text:line-break/> des informations supplémentaires disponibles sur la machine n ° 0.<text:line-break/> De plus, l'invariant doit tenir, indépendamment de la distribution de l'activité, lorsque la machine n ° 0 a lancé la sonde,<text:line-break/> c'est-à-dire lorsque t = N - 1. Les exigences ci-dessus sont satisfaites par PO, donnée par PO: (Ai : t &lt;i &lt;N: la machine n ° I est passive).<text:line-break/><text:line-break/><text:span text:style-name="T2">Règle 0</text:span><text:span text:style-name="T4">. Lorsqu'elle est active, la machine n ° i + 1 conserve le jeton;<text:line-break/> lorsqu'il est passif, il remet le jeton à la machine nr.i. (Fin de la règle 0)</text:span></text:p>
      <text:p text:style-name="P3"><text:line-break/> Lorsque les autres machines sont passives, le jeton sera, le moment venu, renvoyé à la machine n ° 0;<text:line-break/> lorsque, en outre, la machine n ° 0 est passive, une résiliation peut être conclue. Ce qui précède conclut les règles pour le trafic du jeton.<text:line-break/> Il faut ensuite prendre en compte la possibilité d’envoi de messages: le bon de commande est falsifié lorsque la machine n °.i<text:line-break/> avec t &lt;i devient active à la suite de la réception d’un message. Puisque seules les machines actives envoient des messages,<text:line-break/> nous en déduisons que le message indiquant</text:p>
      <text:p text:style-name="P3"><text:s/>que le bon de commande falsifié a été envoyé a été envoyé par une machine nr.j avec j G t.<text:line-break/> Afin de sauver la situation, nous adoptons l'invariant plus faible PO V P1, tel que tout envoi de message susceptible de falsifier PO établit P1.<text:line-break/><text:line-break/>À cette fin, chaque machine est supposée être noire ou blanche;<text:line-break/> pour P1, nous choisissons P1: (Ej: O &lt;j &lt;t: ordinateur nr.j est noir) et l’envoi de message empêche la falsification de PO V Pl par l’adoption de Règle 1.</text:p>
      <text:p text:style-name="P3"><text:span text:style-name="T5">regle1</text:span><text:span text:style-name="T4"><text:line-break/> Une machine qui envoie un message à un destinataire avec un numéro supérieur au sien devient noire. (Fin de la règle 1)</text:span><text:line-break/> Nous devons toutefois vérifier que les informations disponibles sur la machine n ° 0 combinées au PO plus faible PO V P1 peuvent<text:line-break/> encore suffire pour conclure la terminaison. Depuis (t = 0 Un ordinateur n ° 0 est blanc) *, P1, la détection de la terminaison n'a pas été désactivée.<text:line-break/><text:line-break/>Nous devons maintenant revenir au jeton, son trafic n’ayant été conçu que pour ne pas fausser les bons de commande;<text:line-break/> il peut toutefois falsifier PO V P1 en falsifiant P1. L'initiation de la sonde est sûre: elle établit PO et donc PO V P1;<text:line-break/> la propagation de la sonde, en diminuant t de 1, peut falsifier P1 lorsque, tout en étant noir,<text:line-break/> une machine n ° i.i + 1 remet le jeton à la machine nr.i.<text:line-break/> Afin de sauver la situation, nous adoptons l’invariant encore plus faible PO V PI VP2,<text:line-break/> de sorte que toute transmission de jeton susceptible de falsifier P1 établit P2.<text:line-break/> Pour ce faire, le jeton est supposé être noir ou blanc.<text:line-break/> Pour P2, nous choisissons P2: le jeton est noir et sa transmission est empêchée de falsifier PO V P1 V P2 par adoption de.</text:p>
      <text:p text:style-name="P3"><text:line-break/><text:soft-page-break/><text:span text:style-name="T4"> Règle 2: Lorsque la machine nr.i + 1 propage la sonde, elle remet un jeton noir à la machine nr.i si elle est noire elle-même,<text:line-break/> alors qu’elle est blanche, elle laisse la couleur du jeton inchangée. (Fin de la règle 2) </text:span></text:p>
      <text:p text:style-name="P3">Puisque (le jeton est blanc) =&gt; (contraire) P2,<text:line-break/> les informations disponibles sur la machine n ° 0 peuvent encore suffire pour conclure la terminaison.<text:line-break/><text:line-break/>avec la couleur noire un nouveau phénomène a été introduit, à savoir.<text:line-break/> celle de la sonde ayant échoué: lorsqu'un jeton noir est renvoyé à la machine n ° 0 ou que le jeton est renvoyé à une machine noire n ° 0,<text:line-break/> la conclusion de la terminaison ne peut pas être tirée. En premier lieu, ce problème est résolu en adoptant.<text:line-break/><text:span text:style-name="T4"><text:line-break/>Règle 3. Une fois la vérification infructueuse terminée, la machine n ° 0 lance une nouvelle détection. (Fin de la règle 3)</text:span><text:line-break/> Sans la possibilité d'une transition du noir au blanc, une telle sonde suivante est cependant garantie comme aussi infructueuse que son prédécesseur.<text:line-break/> Par conséquent, notre tâche suivante consiste à déterminer quels blanchiment ne faussent pas l'invariant PO V P1 v P2.<text:line-break/> Compte tenu du fait que le lancement d'une sonde établit un bon de commande, nous pouvons adopter en toute sécurité. <text:line-break/><text:span text:style-name="T4">Règle 4: La machine n ° 0 déclenche une vérification en se blanchissant et en envoyant un jeton blanc à la machine n ° N - 1.<text:line-break/> (Fin de la règle 4)</text:span></text:p>
      <text:p text:style-name="P1"><text:s/>Une possibilité de blanchir le jeton et la machine n ° 0 ayant été fournie, chercher une occasion de blanchir les autres machines.<text:line-break/> Comme le blanchiment d’une machine ne peut falsifier que P1, mais ne le fait pas lorsque le nombre de cette machine dépasse t, nous pouvons adopter en toute sécurité.<text:line-break/><text:line-break/><text:span text:style-name="T4">Règle 5. Lors de la transmission du jeton à la machine n ° 1, la machine n ° 1 devient blanche.<text:line-break/> (Notez que sa couleur d'origine a peut-être influé sur la couleur du jeton.) (Fin de la règle 5)</text:span><text:line-break/> Les protocoles de blanchiment ci-dessus sont suffisants: une sonde lancée après la terminaison se termine avec toutes les machines blanches et,<text:line-break/> par conséquent, la prochaine sonde est garantie. un jeton blanc à une machine blanche n ° 0.<text:line-break/> Deux conséquences de notre protocole de blanchiment méritent d’être mentionnées.<text:line-break/> Premièrement, non seulement l'ensemble de notre processus détecté est valable pour toute distribution initiale de l'activité,<text:line-break/> mais sa validité est également indépendante des couleurs initiales des machines.<text:line-break/><text:span text:style-name="T4"> Deuxièmement, la règle 1 peut être remplacée en toute sécurité par la règle 1 la plus simple ». Une machine qui envoie un message se fait noir.<text:line-break/> (Fin de la règle 1 ')</text:span> En réponse à une distribution préliminaire de la solution ci-dessus, le Professeur Mohamed G. Gouda, Département d’informatique,<text:line-break/> Université du Texas à Austin, États-Unis, nous a envoyé son rapport technique intitulé «Exploration d’état distribué pour la validation de protocole».<text:line-break/> ”D’octobre 1981, qui contient une solution antérieure au même problème.<text:line-break/> Sa solution ressemble à la nôtre en ce sens que les machines sont disposées en anneau. Dans la solution de Gouda, le jeton a une valeur entière <text:line-break/>(à savoir, jusqu’à N) et la valeur de N doit être disponible dans chaque machine. Les machines sont toutefois traitées sur un pied d’égalité.<text:line-break/> C’est un plaisir de mentionner le résultat obtenu par Gouda.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bookmark text:name="1"/><text:span text:style-name="T7">Page 1</text:span> </text:p>
          </table:table-cell>
        </table:table-row>
      </table:table>
      <text:p text:style-name="P4">Lettres de traitement de l'information 16 (1983) 217-219 </text:p>
      <text:p text:style-name="P4">Hollande du Nord </text:p>
      <text:p text:style-name="P4">10 juin 1983 </text:p>
      <text:p text:style-name="P4"><text:span text:style-name="T3">DÉRIVATION D'UN ALGORITHME DE DÉTECTION DE TERMINAISON À DISTRIBUER</text:span> </text:p>
      <text:p text:style-name="P4"><text:span text:style-name="T3">CALCUL</text:span> </text:p>
      <text:p text:style-name="P4">Edsger W. DIJKSTRA </text:p>
      <text:p text:style-name="P4"><text:span text:style-name="T8">Burroughs, Plataanstraat 5, 5671 AL Nuenen, Pays-Bas</text:span> </text:p>
      <text:p text:style-name="P4">WHJ FEIJEN </text:p>
      <text:p text:style-name="P4">et AJM van GASTEREN </text:p>
      <text:p text:style-name="P4"><text:span text:style-name="T8">Département de mathématiques et d'informatique, université de technologie d'Eindhouen, 5600 MB Eindhoven, Pays-Bas</text:span> </text:p>
      <text:p text:style-name="P4">Communiquée </text:p>
      <text:p text:style-name="P4">par WM Turski </text:p>
      <text:p text:style-name="P4">Reçu le 22 février 1983 </text:p>
      <text:p text:style-name="P4"><text:span text:style-name="T8">Mots-clés:</text:span> Dérivation du programme, présentation du programme, </text:p>
      <text:p text:style-name="P4">détection de terminaison, calculs distribués, </text:p>
      <text:p text:style-name="P4">protocoles, réseaux </text:p>
      <text:p text:style-name="P4">Le but de cet article est double, à savoir. à pré- </text:p>
      <text:p text:style-name="P4">envoyé un nouvel algorithme [0] pour la détection du </text:p>
      <text:p text:style-name="P4">fin d'un calcul distribué </text:p>
      <text:p text:style-name="P4">et à </text:p>
      <text:p text:style-name="P4">démontrer comment l'algorithme peut être dérivé dans un </text:p>
      <text:p text:style-name="P4">nombre d'étapes. </text:p>
      <text:p text:style-name="P4">Nous considérons </text:p>
      <text:p text:style-name="P4">N machines, dont chacune est </text:p>
      <text:p text:style-name="P4">soit actif ou passif. Seules les machines actives envoient </text:p>
      <text:p text:style-name="P4">soi-disant 'messages' à d'autres machines; message </text:p>
      <text:p text:style-name="P4">transmission </text:p>
      <text:p text:style-name="P4">est considéré </text:p>
      <text:p text:style-name="P4">instantané. </text:p>
      <text:p text:style-name="P4">Après </text:p>
      <text:p text:style-name="P4">ayant reçu un message, une machine est active; la </text:p>
      <text:p text:style-name="P4">la réception d'un message est le seul mécanisme qui </text:p>
      <text:p text:style-name="P4">déclenche pour une machine passive sa transition vers </text:p>
      <text:p text:style-name="P4">activité. Pour chaque machine, la transition de la </text:p>
      <text:p text:style-name="P4">actif à l'état passif peut se produire 'spontanément </text:p>
      <text:p text:style-name="P4">nely ' </text:p>
      <text:p text:style-name="P4">De ce qui précède, il s'ensuit que l'état en </text:p>
      <text:p text:style-name="P4">que toutes les machines sont passives est stable: la </text:p>
      <text:p text:style-name="P4">calcul attribué avec lequel les messages sont </text:p>
      <text:p text:style-name="P4">associé est dit avoir pris fin. Le but </text:p>
      <text:p text:style-name="P4">l’algorithme à concevoir est de permettre à l’un des </text:p>
      <text:p text:style-name="P4">les machines, machine </text:p>
      <text:p text:style-name="P4">n ° 0 </text:p>
      <text:p text:style-name="P4">dire, pour détecter que </text:p>
      <text:p text:style-name="P4">cet état stable a été atteint; c'est en plus </text:p>
      <text:p text:style-name="P4">nécessaire que l'algorithme de détection peut faire face </text:p>
      <text:p text:style-name="P4">avec toute distribution de l'activité au moment </text:p>
      <text:p text:style-name="P4">machine </text:p>
      <text:p text:style-name="P4"><text:soft-page-break/>nr.0 lance l'algorithme de détection. </text:p>
      <text:p text:style-name="P4">Par souci de brièveté, nous désignerons le processus par </text:p>
      <text:p text:style-name="P4">quelle terminaison doit être détectée par la "sonde". </text:p>
      <text:p text:style-name="P4">La sonde doit évidemment impliquer, dans certains </text:p>
      <text:p text:style-name="P4">manière ou d'une autre, toutes les autres machines. Deux ordonné </text:p>
      <text:p text:style-name="P4">des configurations </text:p>
      <text:p text:style-name="P4">se présenter: </text:p>
      <text:p text:style-name="P4">un (N - l) - </text:p>
      <text:p text:style-name="P4">étoile à point avec machine </text:p>
      <text:p text:style-name="P4">n ° 0 </text:p>
      <text:p text:style-name="P4">en son centre ou </text:p>
      <text:p text:style-name="P4">N machines disposées en anneau. Depuis ce dernier </text:p>
      <text:p text:style-name="P4">donne lieu à moins de trafic de signalisation, nous adoptons le </text:p>
      <text:p text:style-name="P4">arrangement circulaire, </text:p>
      <text:p text:style-name="P4">plus précisément, nous supposons </text:p>
      <text:p text:style-name="P4">la disponibilité de la communication </text:p>
      <text:p text:style-name="P4">des installations telles </text:p>
      <text:p text:style-name="P4">cette </text:p>
      <text:p text:style-name="P4">(i) machine </text:p>
      <text:p text:style-name="P4">nr.0 peut initier la sonde par </text:p>
      <text:p text:style-name="P4">envoyer un signal à la machine </text:p>
      <text:p text:style-name="P4">Nr.N - 1, </text:p>
      <text:p text:style-name="P4">(ii) la machine n ° i + 1 peut propager la sonde </text:p>
      <text:p text:style-name="P4">autour de la sonnerie en envoyant un signal à la machine </text:p>
      <text:p text:style-name="P4">nr.i </text:p>
      <text:p text:style-name="P4">Ces installations de signalisation sont supposées être disponibles </text:p>
      <text:p text:style-name="P4">sible, quelles que soient les facilités pour l'envoi de messages </text:p>
      <text:p text:style-name="P4">ing. Notez que, étant passif (par rapport à la </text:p>
      <text:p text:style-name="P4">calcul distribué proprement dit) n'empêche pas </text:p>
      <text:p text:style-name="P4">une machine de participer à la signalisation ci-dessus. </text:p>
      <text:p text:style-name="P4">La propagation de la sonde autour de l'anneau </text:p>
      <text:p text:style-name="P4">nous permet de décrire cette sonde comme l'envoi d'un jeton </text:p>
      <text:p text:style-name="P4">autour du ring. Le jeton étant retourné à </text:p>
      <text:p text:style-name="P4">machine </text:p>
      <text:p text:style-name="P4">n ° 0 </text:p>
      <text:p text:style-name="P4">sera un élément essentiel de </text:p>
      <text:p text:style-name="P4">la justification </text:p>
      <text:p text:style-name="P4">de la conclusion que tous les </text:p>
      <text:p text:style-name="P4">les hines sont passifs. </text:p>
      <text:p text:style-name="P4">Comme d'habitude, l'état du système sera capturé par </text:p>
      <text:p text:style-name="P4">un invariant, P dire. Dans la suite </text:p>
      <text:p text:style-name="P4">P sera </text:p>
      <text:p text:style-name="P4">construit en plusieurs étapes, chaque étape étant </text:p>
      <text:p text:style-name="P4">consistant en une extension de l'espace d'états considéré </text:p>
      <text:p text:style-name="P4">et un ajustement approprié de P </text:p>
      <text:p text:style-name="P4">0020-0190 / 83 / 3,00 $ </text:p>
      <text:p text:style-name="P4">0 1983, Elsevier Science Publishers BV (Hollande septentrionale) </text:p>
      <text:p text:style-name="P4">217 </text:p>
      <text:p text:style-name="Horizontal_20_Line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<text:bookmark text:name="2"/><text:span text:style-name="T7">Page 2</text:span> </text:p>
          </table:table-cell>
        </table:table-row>
      </table:table>
      <text:p text:style-name="P4">Volume 16, numéro 5 </text:p>
      <text:p text:style-name="P4">INFORMATION </text:p>
      <text:p text:style-name="P4"><text:soft-page-break/>EN TRAITEMENT </text:p>
      <text:p text:style-name="P4">DES LETTRES </text:p>
      <text:p text:style-name="P4">10 juin 1983 </text:p>
      <text:p text:style-name="P4">Dans ce qui suit, </text:p>
      <text:p text:style-name="P4">t désigne le nombre de </text:p>
      <text:p text:style-name="P4">la machine sur laquelle réside le jeton. L'enquête </text:p>
      <text:p text:style-name="P4">se termine par t = 0. </text:p>
      <text:p text:style-name="P4">Pour commencer, nous résolvons le problème dans le </text:p>
      <text:p text:style-name="P4">l’absence de messages: dans ce cas, un ordinateur actif </text:p>
      <text:p text:style-name="P4">hine peut devenir passif, mais une machine passive </text:p>
      <text:p text:style-name="P4">ne peut pas redevenir actif. La conclusion que </text:p>
      <text:p text:style-name="P4">toutes les machines sont passives doivent suivre de (i) </text:p>
      <text:p text:style-name="P4">l'invariant, (ii) t = 0 </text:p>
      <text:p text:style-name="P4"><text:span text:style-name="T9">et (iii) la poursuite de</text:span> </text:p>
      <text:p text:style-name="P4">formation </text:p>
      <text:p text:style-name="P4">disponible à la machine </text:p>
      <text:p text:style-name="P4">n ° 0. Plus loin- </text:p>
      <text:p text:style-name="P4">plus l'invariant doit tenir, indépendamment </text:p>
      <text:p text:style-name="P4">de </text:p>
      <text:p text:style-name="P4">la distribution </text:p>
      <text:p text:style-name="P4">de l'activité, lorsque machine </text:p>
      <text:p text:style-name="P4">n ° 0 </text:p>
      <text:p text:style-name="P4">a lancé la sonde, c’est-à-dire lorsque </text:p>
      <text:p text:style-name="P4">t = N </text:p>
      <text:p text:style-name="P4">- 1. </text:p>
      <text:p text:style-name="P4">Les exigences ci-dessus </text:p>
      <text:p text:style-name="P4">sont rencontrés par le PO <text:span text:style-name="T11">,</text:span> </text:p>
      <text:p text:style-name="P4">donné par </text:p>
      <text:p text:style-name="P4">PO: (Ai: t &lt;i &lt;N: machine </text:p>
      <text:p text:style-name="P4">nr.i est passif). </text:p>
      <text:p text:style-name="P4">Nous pouvons maintenant concevoir le trafic du jeton de manière à </text:p>
      <text:p text:style-name="P4">garder </text:p>
      <text:p text:style-name="P4">Invariant PO. </text:p>
      <text:p text:style-name="P4">Initiation </text:p>
      <text:p text:style-name="P4">de la sonde </text:p>
      <text:p text:style-name="P4">établit </text:p>
      <text:p text:style-name="P4">PO <text:span text:style-name="T11">;</text:span> transmission de jeton par l'un des </text:p>
      <text:p text:style-name="P4">le reste </text:p>
      <text:p text:style-name="P4">Machines, </text:p>
      <text:p text:style-name="P4">cependant, diminue </text:p>
      <text:p text:style-name="P4">t </text:p>
      <text:p text:style-name="P4">par </text:p>
      <text:p text:style-name="P4">! ) <text:span text:style-name="T12">th ~ r ~ hv</text:span> </text:p>
      <text:p text:style-name="P4">nnrc; hl, i </text:p>
      <text:p text:style-name="P4">folrifvino </text:p>
      <text:p text:style-name="P4">C..W'W ”, y” u.,. “., </text:p>
      <text:p text:style-name="P4">'UU., “. ~ </text:p>
      <text:p text:style-name="P4">PO </text:p>
      <text:p text:style-name="P4">. Dans- </text:p>
      <text:p text:style-name="P4">la variance de la PO est obtenue en adoptant </text:p>
      <text:p text:style-name="P4"><text:span text:style-name="T3">Règle 0.</text:span> Lorsqu'elle est active, la machine </text:p>
      <text:p text:style-name="P4">nr.i + 1 conserve le </text:p>
      <text:p text:style-name="P4"><text:soft-page-break/>jeton; lorsqu'il est passif, il passe le jeton à </text:p>
      <text:p text:style-name="P4">machine </text:p>
      <text:p text:style-name="P4">nr.i. (Fin de la règle 0) </text:p>
      <text:p text:style-name="P4">Lorsque les autres machines sont passives, le jeton </text:p>
      <text:p text:style-name="P4">sera en temps voulu retourné à la machine </text:p>
      <text:p text:style-name="P4">n ° 0 </text:p>
      <text:p text:style-name="P4">; </text:p>
      <text:p text:style-name="P4">quand en plus </text:p>
      <text:p text:style-name="P4">machine </text:p>
      <text:p text:style-name="P4">n ° 0 </text:p>
      <text:p text:style-name="P4">est passif, </text:p>
      <text:p text:style-name="P4">Résiliation </text:p>
      <text:p text:style-name="P4">peut être conclu. Ce qui précède </text:p>
      <text:p text:style-name="P4">comprend les règles pour le trafic du jeton. </text:p>
      <text:p text:style-name="P4">Il faut ensuite prendre en compte la possibilité </text:p>
      <text:p text:style-name="P4">des messages envoyés: </text:p>
      <text:p text:style-name="P4">Le bon de commande est falsifié lorsque </text:p>
      <text:p text:style-name="P4">machine </text:p>
      <text:p text:style-name="P4">nr.i avec t &lt;i devient </text:p>
      <text:p text:style-name="P4">actif sur </text:p>
      <text:p text:style-name="P4">compte de la réception d'un message. Depuis seulement </text:p>
      <text:p text:style-name="P4">machines actives envoient des messages, on en déduit que le </text:p>
      <text:p text:style-name="P4">message qui falsifie </text:p>
      <text:p text:style-name="P4">PO a été envoyé par un </text:p>
      <text:p text:style-name="P4">machine </text:p>
      <text:p text:style-name="P4">nr.j avec j G t. Afin de sauver le </text:p>
      <text:p text:style-name="P4">situation nous adoptons l'invariant plus faible </text:p>
      <text:p text:style-name="P4">PO V Pl, </text:p>
      <text:p text:style-name="P4">de telle sorte que tout message pouvant falsifier </text:p>
      <text:p text:style-name="P4">PO établit </text:p>
      <text:p text:style-name="P4">PL </text:p>
      <text:p text:style-name="P4">. </text:p>
      <text:p text:style-name="P4">À cette fin, chaque machine est supposée être </text:p>
      <text:p text:style-name="P4">non plus </text:p>
      <text:p text:style-name="P4">noir </text:p>
      <text:p text:style-name="P4">ou blanc </text:p>
      <text:p text:style-name="P4">; <text:span text:style-name="T9">pour</text:span> </text:p>
      <text:p text:style-name="P4">PL </text:p>
      <text:p text:style-name="P4">nous choisissons </text:p>
      <text:p text:style-name="P4">218 </text:p>
      <text:p text:style-name="P4">PL: </text:p>
      <text:p text:style-name="P4">(Ej: O &lt;j &lt;t: machine </text:p>
      <text:p text:style-name="P4">nr.j </text:p>
      <text:p text:style-name="P4">est noir) </text:p>
      <text:p text:style-name="P4">et l'envoi de message empêche de falsifier </text:p>
      <text:p text:style-name="P4">PO V Pl </text:p>
      <text:p text:style-name="P4">par adoption de </text:p>
      <text:p text:style-name="P4"><text:span text:style-name="T3">Règle 1.</text:span> Une machine envoyant un message à un destinataire </text:p>
      <text:p text:style-name="P4">avec un nombre plus élevé que le sien se fait </text:p>
      <text:p text:style-name="P4">noir. </text:p>
      <text:p text:style-name="P4">(Fin de la règle 1) </text:p>
      <text:p text:style-name="P4">Nous devons toutefois vérifier que les informa- </text:p>
      <text:p text:style-name="P4"><text:soft-page-break/>disponible à la machine </text:p>
      <text:p text:style-name="P4">nr.0 combiné avec </text:p>
      <text:p text:style-name="P4">le plus faible </text:p>
      <text:p text:style-name="P4">PO V Pl peut encore suffire pour conclure </text:p>
      <text:p text:style-name="P4">Résiliation. Puisque </text:p>
      <text:p text:style-name="P4">(t = 0 une machine </text:p>
      <text:p text:style-name="P4">n ° 0 </text:p>
      <text:p text:style-name="P4">est blanc) *, Pl, </text:p>
      <text:p text:style-name="P4">la détection de terminaison n'a pas été désactivée. </text:p>
      <text:p text:style-name="P4">Maintenant, nous devons revenir au jeton, son trafic </text:p>
      <text:p text:style-name="P4">n'ayant été conçu que pour ne pas falsifier </text:p>
      <text:p text:style-name="P4">PO </text:p>
      <text:p text:style-name="P4">; <text:span text:style-name="T9">il peut cependant falsifier</text:span> </text:p>
      <text:p text:style-name="P4">PO V Pl </text:p>
      <text:p text:style-name="P4">en falsifiant </text:p>
      <text:p text:style-name="P4">PL </text:p>
      <text:p text:style-name="P4">L’initiation de la sonde est sûre: elle établit </text:p>
      <text:p text:style-name="P4">PO </text:p>
      <text:p text:style-name="P4">et donc </text:p>
      <text:p text:style-name="P4">PO V Pl; la propagation de la sonde, diminuant </text:p>
      <text:p text:style-name="P4">ing par 1, </text:p>
      <text:p text:style-name="P4">P <text:span text:style-name="T11">1 .P</text:span> </text:p>
      <text:p text:style-name="P4">peut ratsiry </text:p>
      <text:p text:style-name="P4">Pi </text:p>
      <text:p text:style-name="P4">quand, </text:p>
      <text:p text:style-name="P4">'” </text:p>
      <text:p text:style-name="P4">wnne </text:p>
      <text:p text:style-name="P4">être noir, une machine </text:p>
      <text:p text:style-name="P4">nr.i + 1 mains sur le </text:p>
      <text:p text:style-name="P4">jeton à la machine </text:p>
      <text:p text:style-name="P4">nr.i. Afin de sauver la situation </text:p>
      <text:p text:style-name="P4">nous adoptons l'invariant encore plus faible </text:p>
      <text:p text:style-name="P4">PO V PI </text:p>
      <text:p text:style-name="P4">VP2 </text:p>
      <text:p text:style-name="P4">~ <text:span text:style-name="T9">telle que toute transmission de jeton</text:span> </text:p>
      <text:p text:style-name="P4">cette </text:p>
      <text:p text:style-name="P4">peut falsifier </text:p>
      <text:p text:style-name="P4">Pl établit </text:p>
      <text:p text:style-name="P4">P2 </text:p>
      <text:p text:style-name="P4">À cette fin, le jeton est supposé être soit </text:p>
      <text:p text:style-name="P4">noir </text:p>
      <text:p text:style-name="P4">ou blanc </text:p>
      <text:p text:style-name="P4">. <text:span text:style-name="T9">Pour</text:span> </text:p>
      <text:p text:style-name="P4">P2 nous choisissons </text:p>
      <text:p text:style-name="P4">P2: </text:p>
      <text:p text:style-name="P4">le jeton est noir </text:p>
      <text:p text:style-name="P4">et la transmission de jeton est empêchée de falsifier </text:p>
      <text:p text:style-name="P4">PO V V V P2 par adoption de </text:p>
      <text:p text:style-name="P4"><text:span text:style-name="T3">Règle</text:span> 2. quand machine </text:p>
      <text:p text:style-name="P4">nr.i + 1 propage le </text:p>
      <text:p text:style-name="P4">sonde, il remet un jeton noir à la machine </text:p>
      <text:p text:style-name="P4">nr.i s'il est noir, alors qu'il est blanc </text:p>
      <text:p text:style-name="P4"><text:soft-page-break/>la couleur du jeton reste inchangée. </text:p>
      <text:p text:style-name="P4">(Fin </text:p>
      <text:p text:style-name="P4">de la règle 2) </text:p>
      <text:p text:style-name="P4">Puisque </text:p>
      <text:p text:style-name="P4">(le jeton est blanc) *, P2, </text:p>
      <text:p text:style-name="P4">information </text:p>
      <text:p text:style-name="P4">disponible à la machine </text:p>
      <text:p text:style-name="P4">nr.0 peut encore suffire à </text:p>
      <text:p text:style-name="P4">conclure la résiliation. </text:p>
      <text:p text:style-name="P4">Avec la couleur noire un nouveau phénomène a </text:p>
      <text:p text:style-name="P4">été introduit, </text:p>
      <text:p text:style-name="P4">à savoir. celui de l'échec </text:p>
      <text:p text:style-name="Horizontal_20_Line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<text:bookmark text:name="3"/><text:span text:style-name="T7">Page 3</text:span> </text:p>
          </table:table-cell>
        </table:table-row>
      </table:table>
      <text:p text:style-name="P4">Volume 16, numéro 5 </text:p>
      <text:p text:style-name="P4">INFORMATION </text:p>
      <text:p text:style-name="P4">EN TRAITEMENT </text:p>
      <text:p text:style-name="P4">DES LETTRES </text:p>
      <text:p text:style-name="P4">10 juin 1983 </text:p>
      <text:p text:style-name="P4">sonde: lorsqu'un jeton noir est renvoyé à la machine </text:p>
      <text:p text:style-name="P4">nr.0 ou le jeton est renvoyé à une machine noire </text:p>
      <text:p text:style-name="P4">n ° 0, la conclusion </text:p>
      <text:p text:style-name="P4">de résiliation </text:p>
      <text:p text:style-name="P4">c'est pas possible </text:p>
      <text:p text:style-name="P4">tiré. Dans le premier cas, ce problème est abordé </text:p>
      <text:p text:style-name="P4">en adoptant </text:p>
      <text:p text:style-name="P4"><text:span text:style-name="T3">Règle</text:span> <text:span text:style-name="T11">3. Après l'achèvement d'un échec</text:span> </text:p>
      <text:p text:style-name="P4">sonde, machine </text:p>
      <text:p text:style-name="P4">nr.0 initie </text:p>
      <text:p text:style-name="P4">une prochaine sonde. </text:p>
      <text:p text:style-name="P4">(Fin de la règle 3) </text:p>
      <text:p text:style-name="P4">Sans possibilité de transition du noir </text:p>
      <text:p text:style-name="P4">au blanc, une telle sonde est cependant garantie </text:p>
      <text:p text:style-name="P4">ted être aussi infructueux </text:p>
      <text:p text:style-name="P4">comme son prédécesseur. </text:p>
      <text:p text:style-name="P4">Par conséquent, notre tâche suivante consiste à déterminer quelle </text:p>
      <text:p text:style-name="P4">les blanchissements ne faussent pas l'invariant </text:p>
      <text:p text:style-name="P4">PO <text:span text:style-name="T9">V</text:span> Pl </text:p>
      <text:p text:style-name="P4">v P2. </text:p>
      <text:p text:style-name="P4">Compte tenu du fait que l’initiation d’une sonde est établie </text:p>
      <text:p text:style-name="P4"><text:span text:style-name="T10">nous présente</text:span> PO <text:span text:style-name="T10">, nous</text:span> pouvons adopter en toute sécurité </text:p>
      <text:p text:style-name="P4"><text:span text:style-name="T3">Règle 4.</text:span> <text:span text:style-name="T11">Machine</text:span> </text:p>
      <text:p text:style-name="P4">n ° 0 lance une sonde en faisant </text:p>
      <text:p text:style-name="P4">lui-même en blanc et en envoyant un jeton blanc à </text:p>
      <text:p text:style-name="P4">machine </text:p>
      <text:p text:style-name="P4">nr.N - 1. (Fin de la règle 4) </text:p>
      <text:p text:style-name="P4">Une possibilité de blanchir le jeton et mac- </text:p>
      <text:p text:style-name="P4">hine nr.0 ayant été fourni, nous examinons maintenant </text:p>
      <text:p text:style-name="P4">pour une opportunité </text:p>
      <text:p text:style-name="P4">de blanchir les autres </text:p>
      <text:p text:style-name="P4">chines. Depuis blanchir une machine ne peut que falsifier </text:p>
      <text:p text:style-name="P4">PL </text:p>
      <text:p text:style-name="P4"><text:soft-page-break/>, mais ne le fait pas lorsque la machine </text:p>
      <text:p text:style-name="P4">nombre dépasse </text:p>
      <text:p text:style-name="P4">t <text:span text:style-name="T10">, nous</text:span> pouvons adopter en toute sécurité </text:p>
      <text:p text:style-name="P4"><text:span text:style-name="T3">Règle 5.</text:span> <text:span text:style-name="T11">À la transmission</text:span> </text:p>
      <text:p text:style-name="P4">du jeton à </text:p>
      <text:p text:style-name="P4">échine </text:p>
      <text:p text:style-name="P4">nr.i, machine </text:p>
      <text:p text:style-name="P4">nr.i + 1 devient </text:p>
      <text:p text:style-name="P4">blanc. </text:p>
      <text:p text:style-name="P4">(Notez que sa couleur d'origine peut avoir influencé </text:p>
      <text:p text:style-name="P4">la couleur du jeton.) </text:p>
      <text:p text:style-name="P4">(Fin de la règle 5) </text:p>
      <text:p text:style-name="P4">Les protocoles de blanchiment ci-dessus suffisent: une sonde </text:p>
      <text:p text:style-name="P4">initié après la résiliation </text:p>
      <text:p text:style-name="P4">se terminera par tous </text:p>
      <text:p text:style-name="P4">chines blanches et, par conséquent, une prochaine sonde est garantie </text:p>
      <text:p text:style-name="P4">teed pour retourner un jeton blanc à une machine blanche </text:p>
      <text:p text:style-name="P4">n ° 0. </text:p>
      <text:p text:style-name="P4">Deux conséquences </text:p>
      <text:p text:style-name="P4">de notre protocole de blanchiment </text:p>
      <text:p text:style-name="P4">méritent d'être mentionné. </text:p>
      <text:p text:style-name="P4">Tout d’abord, non seulement notre </text:p>
      <text:p text:style-name="P4">l'ensemble du processus détecté, valable pour toute distribution initiale. </text:p>
      <text:p text:style-name="P4">l’activité, sa validité est également indépendante </text:p>
      <text:p text:style-name="P4">bosse des couleurs initiales des machines. Seconde- </text:p>
      <text:p text:style-name="P4">d'autre part </text:p>
      <text:p text:style-name="P4">Règle 1 </text:p>
      <text:p text:style-name="P4">peut être remplacé en toute sécurité par le </text:p>
      <text:p text:style-name="P4">plus simple </text:p>
      <text:p text:style-name="P4"><text:span text:style-name="T3">Règle 1'.</text:span> <text:span text:style-name="T11">Une machine qui envoie un message se fait toute seule</text:span> </text:p>
      <text:p text:style-name="P4">noir. </text:p>
      <text:p text:style-name="P4">(Fin de la règle 1 ') </text:p>
      <text:p text:style-name="P4">En réaction à une distribution préliminaire </text:p>
      <text:p text:style-name="P4">du </text:p>
      <text:p text:style-name="P4">ci-dessus, le professeur Mohamed G. Gouda, </text:p>
      <text:p text:style-name="P4">département </text:p>
      <text:p text:style-name="P4">d'Informatique, Université de </text:p>
      <text:p text:style-name="P4">Texas à Austin, États-Unis, nous a envoyé par la poste son </text:p>
      <text:p text:style-name="P4">report “Distributed </text:p>
      <text:p text:style-name="P4">Exploration d'État pour le protocole </text:p>
      <text:p text:style-name="P4">Validation »du mois d’octobre 198 1 [11, qui contient un </text:p>
      <text:p text:style-name="P4">solution antérieure au même problème. Sa solution </text:p>
      <text:p text:style-name="P4">ressemble à la nôtre en ce sens que les machines sont </text:p>
      <text:p text:style-name="P4">disposés en anneau. Dans la solution de Gouda, le jeton </text:p>
      <text:p text:style-name="P4">est une valeur entière </text:p>
      <text:p text:style-name="P4">(à savoir jusqu'à N) et la valeur de </text:p>
      <text:p text:style-name="P4">N doit être disponible dans chaque machine; la </text:p>
      <text:p text:style-name="P4">les machines, cependant, sont traitées sur un pied d'égalité. Il </text:p>
      <text:p text:style-name="P4">C’est un plaisir de mentionner le résultat de Gouda. </text:p>
      <text:p text:style-name="P4"><text:span text:style-name="T8">Références</text:span> </text:p>
      <text:p text:style-name="P4">[O] EW Dijkstra et CS Scholten, Détection de terminaison pour </text:p>
      <text:p text:style-name="P4">calculs diffusants, </text:p>
      <text:p text:style-name="P4"><text:soft-page-break/>Informer. Processus. Lett. <text:span text:style-name="T11">I 1 (1)</text:span> (1980) </text:p>
      <text:p text:style-name="P4">1-4. </text:p>
      <text:p text:style-name="P4">[I] MG Gouda, distribué </text:p>
      <text:p text:style-name="P4">exploration de l'état </text:p>
      <text:p text:style-name="P4">pour le protocole </text:p>
      <text:p text:style-name="P4">validation, Tech. Rept. 185, département </text:p>
      <text:p text:style-name="P4">de l'informatique sci- </text:p>
      <text:p text:style-name="P4">ences, Université du Texas à Austin, Austin, 1981. </text:p>
      <text:p text:style-name="P4">219 </text:p>
      <text:section text:style-name="Sect1" text:name="google-infowindow">
        <text:p text:style-name="P4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</meta:editing-duration>
    <meta:editing-cycles>4</meta:editing-cycles>
    <meta:generator>LibreOffice/5.1.6.2$Linux_X86_64 LibreOffice_project/10m0$Build-2</meta:generator>
    <dc:date>2018-11-22T15:04:06.109167111</dc:date>
    <meta:document-statistic meta:table-count="3" meta:image-count="0" meta:object-count="0" meta:page-count="12" meta:paragraph-count="376" meta:word-count="3381" meta:character-count="19724" meta:non-whitespace-character-count="16271"/>
    <meta:user-defined meta:name="Info 1"/>
    <meta:user-defined meta:name="Info 2"/>
    <meta:user-defined meta:name="Info 3"/>
    <meta:user-defined meta:name="Info 4"/>
  </office:meta>
</office:document-meta>
</file>